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8df" officeooo:paragraph-rsid="000ee8df"/>
    </style:style>
    <style:style style:name="P2" style:family="paragraph" style:parent-style-name="Standard">
      <style:text-properties officeooo:rsid="0010ac3e" officeooo:paragraph-rsid="0010ac3e"/>
    </style:style>
    <style:style style:name="T1" style:family="text">
      <style:text-properties officeooo:rsid="0011e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alut </text:span>Git !</text:p>
      <text:p text:style-name="P1"/>
      <text:p text:style-name="P2">Je suis Jean ^^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15:38:37.377000000</dc:date>
    <meta:editing-duration>PT24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" meta:word-count="7" meta:character-count="26" meta:non-whitespace-character-count="21"/>
  </office:meta>
</office:document-meta>
</file>